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5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 ALUMN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CTIVIDADES ASIGNAD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go Mira Urdampilleta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is García Brenl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 Fernández Armán</text:p>
          </table:table-cell>
          <table:table-cell office:value-type="float" office:value="2.6" calcext:value-type="float">
            <text:p>2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8:58:54.851811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9:53:37.592106556</meta:creation-date>
    <dc:date>2020-11-02T19:05:06.510692879</dc:date>
    <meta:editing-duration>PT2H14M45S</meta:editing-duration>
    <meta:editing-cycles>4</meta:editing-cycles>
    <meta:generator>LibreOffice/6.4.6.2$Linux_X86_64 LibreOffice_project/40$Build-2</meta:generator>
    <meta:document-statistic meta:table-count="1" meta:cell-count="12" meta:object-count="0"/>
  </office:meta>
</office:document-meta>
</file>